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margin-left="34.66mm" fo:margin-right="0mm" fo:text-indent="-34.66mm" style:auto-text-indent="false">
        <style:tab-stops>
          <style:tab-stop style:position="29.74mm"/>
        </style:tab-stops>
      </style:paragraph-properties>
    </style:style>
    <style:style style:name="P6" style:family="paragraph" style:parent-style-name="Standard">
      <style:paragraph-properties fo:margin-left="34.66mm" fo:margin-right="0mm" fo:text-indent="-34.66mm" style:auto-text-indent="false">
        <style:tab-stops>
          <style:tab-stop style:position="29.74mm"/>
        </style:tab-stops>
      </style:paragraph-properties>
      <style:text-properties officeooo:paragraph-rsid="000f78e4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daac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lient: <text:tab/><text:conditional-text text:condition="ooow:true" text:string-value-if-true="&quot;obj.person.get_address(', ')&quot;" text:string-value-if-false="">obj.person.get_address(', ')</text:conditional-text></text:p>
      <text:p text:style-name="P6"><text:span text:style-name="T1">Angefragt durch</text:span>:<text:tab/><text:conditional-text text:condition="ooow:true" text:string-value-if-true="&quot;obj.user&quot;" text:string-value-if-false="">obj.user</text:conditional-text></text:p>
      <text:p text:style-name="P6">ZDSS: <text:tab/><text:conditional-text text:condition="ooow:true" text:string-value-if-true="&quot;obj.sent&quot;" text:string-value-if-false="">obj.sent</text:conditional-text> / <text:conditional-text text:condition="ooow:true" text:string-value-if-true="&quot;obj.sent&quot;" text:string-value-if-false="">obj.sent</text:conditional-text></text:p>
      <text:h text:style-name="Heading_20_2" text:outline-level="2">Resultate</text:h>
      <text:p text:style-name="Text_20_body">foo<office:annotation><dc:creator>Luc Saffre</dc:creator><dc:date>2012-06-13T12:04:12</dc:date><text:p text:style-name="P7"><text:span text:style-name="T2">do text</text:span></text:p><text:p text:style-name="P7"><text:span text:style-name="T2">from table(obj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2mm" style:type="center"/>
          <style:tab-stop style:position="184.01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37.43mm" style:rel-column-width="13333*"/>
    </style:style>
    <style:style style:name="Table1.B" style:family="table-column">
      <style:table-column-properties style:column-width="112.84mm" style:rel-column-width="40187*"/>
    </style:style>
    <style:style style:name="Table1.C" style:family="table-column">
      <style:table-column-properties style:column-width="33.74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210.01mm" fo:page-height="297mm" style:num-format="1" style:print-orientation="portrait" fo:margin-top="14.99mm" fo:margin-bottom="14.99mm" fo:margin-left="16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66964960" text:id="ct166964960">
            <text:insertion>
              <office:change-info>
                <dc:creator>Luc Saffre</dc:creator>
                <dc:date>2013-04-18T12:05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obj" text:string-value-if-false="">obj</text:conditional-text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106" text:date-value="2015-07-14T17:56:49.548883675">14/7/15</text:date> <text:time style:data-style-name="N41" text:time-value="2015-07-14T17:56:49.548999345">17:55:52</text:time><text:line-break/><text:change-start text:change-id="ct166964960"/>settings.SITE.site_version()<text:change-end text:change-id="ct166964960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5-07-14T17:56:49.532433727</dc:date>
    <dc:creator>Luc Saffre</dc:creator>
    <meta:editing-duration>PT1H2M32S</meta:editing-duration>
    <meta:editing-cycles>33</meta:editing-cycles>
    <meta:generator>LibreOffice/4.2.8.2$Linux_x86 LibreOffice_project/420m0$Build-2</meta:generator>
    <meta:document-statistic meta:table-count="1" meta:image-count="0" meta:object-count="0" meta:page-count="1" meta:paragraph-count="8" meta:word-count="21" meta:character-count="170" meta:non-whitespace-character-count="155"/>
  </office:meta>
</office:document-meta>
</file>